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4bd5e" draw:fill-gradient-name="Farbverlauf_20_DB_20_Error" draw:fill-hatch-name="Black_20_0_20_Degrees" draw:fill-image-name="Empty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1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1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cm" svg:x="6.5cm" svg:y="3.8cm">
          <text:p text:style-name="P1">ENQUEUED</text:p>
          <text:p text:style-name="P1"><text:span text:style-name="T1">State = ENQUEUED or WAITING</text:span></text:p>
          <text:p text:style-name="P1"><text:span text:style-name="T1">Queue entry: exists, engineId == N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7cm" svg:height="3cm" svg:x="6.5cm" svg:y="8.2cm">
          <text:p text:style-name="P1">DEQUEUED</text:p>
          <text:p text:style-name="P1"><text:span text:style-name="T1">State = ENQUEUED or WAITING</text:span></text:p>
          <text:p text:style-name="P1"><text:span text:style-name="T1">Queue entry: exists, engineId != NULL</text:span></text:p>
          <text:p text:style-name="P1"><text:span text:style-name="T1">WF instance in memory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3cm" svg:x="6.5cm" svg:y="16.6cm">
          <text:p text:style-name="P1">WAITING</text:p>
          <text:p text:style-name="P1"><text:span text:style-name="T1">State = WAITING </text:span></text:p>
          <text:p text:style-name="P1"><text:span text:style-name="T1">Queue entry: does not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cm" svg:height="3cm" svg:x="6.5cm" svg:y="21.1cm">
          <text:p text:style-name="P1">FINISHED</text:p>
          <text:p text:style-name="P1"><text:span text:style-name="T1">State = FINISHED</text:span></text:p>
          <text:p text:style-name="P1"><text:span text:style-name="T1">Queue entry: does not exists</text:span></text:p>
          <text:p text:style-name="P1"><text:span text:style-name="T1">OR</text:span></text:p>
          <text:p text:style-name="P1"><text:span text:style-name="T1">Removed from data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7cm" svg:height="3cm" svg:x="6.5cm" svg:y="29.7cm">
          <text:p text:style-name="P1">INVALID</text:p>
          <text:p text:style-name="P1"><text:span text:style-name="T1">State = INVALID</text:span></text:p>
          <text:p text:style-name="P1"><text:span text:style-name="T1">Queue entry: does not ex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7cm" svg:height="3cm" svg:x="6.5cm" svg:y="25.4cm">
          <text:p text:style-name="P1">ERROR</text:p>
          <text:p text:style-name="P1"><text:span text:style-name="T1">State = ERROR</text:span></text:p>
          <text:p text:style-name="P1"><text:span text:style-name="T1">Queue entry: does not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cm" svg:y1="6.8cm" svg:x2="10cm" svg:y2="8.2cm" draw:start-shape="id1" draw:end-shape="id2" draw:end-glue-point="0" svg:d="m10000 6800v1400">
          <text:p/>
        </draw:connector>
        <draw:connector draw:style-name="gr5" draw:text-style-name="P1" draw:layer="layout" draw:line-skew="-2.999cm" svg:x1="6.5cm" svg:y1="18.1cm" svg:x2="6.5cm" svg:y2="5.3cm" draw:start-shape="id3" draw:end-shape="id1" draw:end-glue-point="3" svg:d="m6500 18100h-3500v-12800h3500">
          <text:p/>
        </draw:connector>
        <draw:connector draw:style-name="gr4" draw:text-style-name="P1" draw:layer="layout" draw:line-skew="1.498cm" svg:x1="13.5cm" svg:y1="9.7cm" svg:x2="13.5cm" svg:y2="22.6cm" draw:start-shape="id2" draw:start-glue-point="1" draw:end-shape="id4" svg:d="m13500 9700h2000v12900h-2000">
          <text:p/>
        </draw:connector>
        <draw:connector draw:style-name="gr4" draw:text-style-name="P1" draw:layer="layout" draw:line-skew="4.498cm" svg:x1="13.5cm" svg:y1="5.3cm" svg:x2="13.5cm" svg:y2="31.2cm" draw:start-shape="id1" draw:end-shape="id5" draw:end-glue-point="1" svg:d="m13500 5300h5000v25900h-5000">
          <text:p/>
        </draw:connector>
        <draw:connector draw:style-name="gr6" draw:text-style-name="P1" draw:layer="layout" draw:line-skew="-3.999cm" svg:x1="6.5cm" svg:y1="26.9cm" svg:x2="6.5cm" svg:y2="5.3cm" draw:start-shape="id6" draw:start-glue-point="3" draw:end-shape="id1" svg:d="m6500 26900h-4500v-21600h4500">
          <text:p/>
        </draw:connector>
        <draw:connector draw:style-name="gr4" draw:text-style-name="P1" draw:layer="layout" draw:line-skew="3.498cm" svg:x1="13.5cm" svg:y1="9.7cm" svg:x2="13.5cm" svg:y2="26.9cm" draw:start-shape="id2" draw:start-glue-point="1" draw:end-shape="id6" svg:d="m13500 9700h4000v17200h-4000">
          <text:p/>
        </draw:connector>
        <draw:connector draw:style-name="gr4" draw:text-style-name="P1" draw:layer="layout" svg:x1="10.012cm" svg:y1="2.3cm" svg:x2="10cm" svg:y2="3.8cm" draw:start-shape="id7" draw:end-shape="id1" draw:end-glue-point="0" svg:d="m10012 2300v750h-12v750">
          <text:p/>
        </draw:connector>
        <draw:custom-shape draw:style-name="gr7" draw:text-style-name="P1" xml:id="id7" draw:id="id7" draw:layer="layout" svg:width="1.5cm" svg:height="1.5cm" svg:x="9.262cm" svg:y="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layer="measurelines" svg:width="6.412cm" svg:height="0.963cm" svg:x="13.731cm" svg:y="4.5cm">
          <draw:text-box>
            <text:p>Unable to deserialize</text:p>
          </draw:text-box>
        </draw:frame>
        <draw:frame draw:style-name="gr8" draw:layer="measurelines" svg:width="6.441cm" svg:height="0.963cm" svg:x="10.9cm" svg:y="24.5cm">
          <draw:text-box>
            <text:p>Unhandled exception</text:p>
          </draw:text-box>
        </draw:frame>
        <draw:frame draw:style-name="gr8" draw:layer="measurelines" svg:width="2.547cm" svg:height="0.963cm" svg:x="2.5cm" svg:y="26cm">
          <draw:text-box>
            <text:p>Restart</text:p>
          </draw:text-box>
        </draw:frame>
        <draw:frame draw:style-name="gr8" draw:layer="measurelines" svg:width="3.533cm" svg:height="2.387cm" svg:x="2.967cm" svg:y="15.8cm">
          <draw:text-box>
            <text:p>Wake up</text:p>
            <text:p>(response </text:p>
            <text:p>or timeout)</text:p>
          </draw:text-box>
        </draw:frame>
        <draw:frame draw:style-name="gr8" draw:layer="measurelines" svg:width="7.508cm" svg:height="0.963cm" svg:x="7.1cm" svg:y="6.737cm">
          <draw:text-box>
            <text:p>Dequeue from DB queue</text:p>
          </draw:text-box>
        </draw:frame>
        <draw:frame draw:style-name="gr8" draw:layer="measurelines" svg:width="3.669cm" svg:height="0.963cm" svg:x="10.331cm" svg:y="15.537cm">
          <draw:text-box>
            <text:p>Checkpoint</text:p>
          </draw:text-box>
        </draw:frame>
        <draw:frame draw:style-name="gr8" draw:layer="measurelines" svg:width="5.993cm" svg:height="0.963cm" svg:x="9.5cm" svg:y="20.037cm">
          <draw:text-box>
            <text:p>Processing finished</text:p>
          </draw:text-box>
        </draw:frame>
        <draw:custom-shape draw:style-name="gr2" draw:text-style-name="P1" xml:id="id8" draw:id="id8" draw:layer="layout" svg:width="7cm" svg:height="3cm" svg:x="6.5cm" svg:y="12.5cm">
          <text:p text:style-name="P1">RUNNING</text:p>
          <text:p text:style-name="P1"><text:span text:style-name="T1">State = ENQUEUED or WAITING</text:span></text:p>
          <text:p text:style-name="P1"><text:span text:style-name="T1">Queue entry: exists, engineId != NULL</text:span></text:p>
          <text:p text:style-name="P1"><text:span text:style-name="T1">WF instance is proces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cm" svg:y1="11.2cm" svg:x2="10cm" svg:y2="12.5cm" draw:start-shape="id2" draw:start-glue-point="2" draw:end-shape="id8" svg:d="m10000 11200v1300">
          <text:p/>
        </draw:connector>
        <draw:connector draw:style-name="gr4" draw:text-style-name="P1" draw:layer="layout" svg:x1="10cm" svg:y1="15.5cm" svg:x2="10cm" svg:y2="16.6cm" draw:start-shape="id8" draw:start-glue-point="2" draw:end-shape="id3" svg:d="m10000 15500v1100">
          <text:p/>
        </draw:connector>
        <draw:connector draw:style-name="gr4" draw:text-style-name="P1" draw:layer="layout" draw:line-skew="-3.999cm" svg:x1="6.5cm" svg:y1="31.2cm" svg:x2="6.5cm" svg:y2="5.3cm" draw:start-shape="id5" draw:start-glue-point="3" draw:end-shape="id1" svg:d="m6500 31200h-4500v-25900h4500">
          <text:p/>
        </draw:connector>
        <draw:frame draw:style-name="gr8" draw:layer="layout" svg:width="2.547cm" svg:height="0.963cm" svg:x="2.5cm" svg:y="30.237cm">
          <draw:text-box>
            <text:p>Restart</text:p>
          </draw:text-box>
        </draw:frame>
        <draw:frame draw:style-name="gr8" draw:layer="layout" svg:width="8.909cm" svg:height="0.963cm" svg:x="5.7cm" svg:y="11.1cm">
          <draw:text-box>
            <text:p>Dequeue from memory queue</text:p>
          </draw:text-box>
        </draw:frame>
        <draw:custom-shape draw:style-name="gr2" draw:text-style-name="P1" draw:layer="layout" svg:width="7cm" svg:height="3cm" svg:x="6.5cm" svg:y="8.2cm">
          <text:p text:style-name="P1">DEQUEUED</text:p>
          <text:p text:style-name="P1"><text:span text:style-name="T1">State = ENQUEUED or WAITING</text:span></text:p>
          <text:p text:style-name="P1"><text:span text:style-name="T1">Queue entry: exists, engineId != NULL</text:span></text:p>
          <text:p text:style-name="P1"><text:span text:style-name="T1">WF instance in memory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3cm" svg:x="19.5cm" svg:y="21cm">
          <text:p text:style-name="P2"><text:span text:style-name="T2">Workflow instances </text:span></text:p>
          <text:p text:style-name="P2"><text:span text:style-name="T2">resides in 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3cm" svg:x="19.5cm" svg:y="25.3cm">
          <text:p text:style-name="P2"><text:span text:style-name="T2">Workflow instance</text:span></text:p>
          <text:p text:style-name="P2"><text:span text:style-name="T2">resides in the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cm" svg:height="3cm" svg:x="19.5cm" svg:y="29.5cm">
          <text:p text:style-name="P2"><text:span text:style-name="T2">Workflow instances </text:span></text:p>
          <text:p text:style-name="P2"><text:span text:style-name="T2">resides in DB</text:span></text:p>
          <text:p text:style-name="P2"><text:span text:style-name="T2">(manual fix and restart </text:span></text:p>
          <text:p text:style-name="P2"><text:span text:style-name="T2">requir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Farbverlauf_20_DB_20_Error" draw:display-name="Farbverlauf DB Error" draw:style="linear" draw:start-color="#94bd5e" draw:end-color="#dc2300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2M1S</meta:editing-duration>
    <meta:editing-cycles>17</meta:editing-cycles>
    <meta:generator>OpenOffice.org/3.3$Win32 OpenOffice.org_project/330m20$Build-9567</meta:generator>
    <dc:date>2011-11-11T10:19:38.27</dc:date>
    <dc:creator>Michael Austermann</dc:creator>
    <meta:document-statistic meta:object-count="31"/>
  </office:meta>
</office:document-meta>
</file>